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25cm"/>
    </style:style>
    <style:style style:name="co3" style:family="table-column">
      <style:table-column-properties fo:break-before="auto" style:column-width="4.614cm"/>
    </style:style>
    <style:style style:name="co4" style:family="table-column">
      <style:table-column-properties fo:break-before="auto" style:column-width="15.66cm"/>
    </style:style>
    <style:style style:name="co5" style:family="table-column">
      <style:table-column-properties fo:break-before="auto" style:column-width="5.265cm"/>
    </style:style>
    <style:style style:name="co6" style:family="table-column">
      <style:table-column-properties fo:break-before="auto" style:column-width="20.72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623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1.88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language="en" fo:country="GB" style:font-size-asian="12pt" style:font-size-complex="12pt"/>
    </style:style>
    <style:style style:name="ce2" style:family="table-cell" style:parent-style-name="Default" style:data-style-name="N100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language="en" fo:country="GB" style:font-size-asian="12pt" style:font-size-complex="12pt"/>
    </style:style>
    <style:style style:name="ce3" style:family="table-cell" style:parent-style-name="Default" style:data-style-name="N10000">
      <style:table-cell-properties fo:background-color="#ff9966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language="en" fo:country="GB" style:font-size-asian="12pt" style:font-size-complex="12pt"/>
    </style:style>
    <style:style style:name="ce4" style:family="table-cell" style:parent-style-name="Default" style:data-style-name="N10000">
      <style:table-cell-properties fo:background-color="#ff9966" style:text-align-source="fix" style:repeat-content="false" fo:wrap-option="wrap" fo:border="0.06pt solid #000000" style:vertical-align="middle"/>
      <style:paragraph-properties fo:text-align="center" fo:margin-left="0cm"/>
      <style:text-properties fo:language="en" fo:country="GB"/>
    </style:style>
    <style:style style:name="ce5" style:family="table-cell" style:parent-style-name="Default" style:data-style-name="N10000">
      <style:table-cell-properties fo:background-color="#ff9966"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size="12pt" fo:language="en" fo:country="GB" style:font-size-asian="12pt" style:font-size-complex="12pt"/>
    </style:style>
    <style:style style:name="ce6" style:family="table-cell" style:parent-style-name="Default" style:data-style-name="N100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size="12pt" fo:language="en" fo:country="GB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5"/>
        <table:table-column table:style-name="co1" table:number-columns-repeated="2" table:default-cell-style-name="Default"/>
        <table:table-column table:style-name="co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>
            <text:p>Key</text:p>
          </table:table-cell>
          <table:table-cell table:style-name="ce2" office:value-type="string">
            <text:p>Title</text:p>
          </table:table-cell>
          <table:table-cell table:style-name="ce2" office:value-type="string">
            <text:p>Remarks</text:p>
          </table:table-cell>
          <table:table-cell table:style-name="ce6" office:value-type="string">
            <text:p>Lin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sai2012bag</text:p>
          </table:table-cell>
          <table:table-cell table:style-name="ce4" office:value-type="string">
            <text:p>Bag-of-Words Representation in Image Annotation: A Review</text:p>
          </table:table-cell>
          <table:table-cell/>
          <table:table-cell table:style-name="ce4" office:value-type="string">
            <text:p>downloads.hindawi.com/isrn/ai/2012/376804.pdf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van2011empowering</text:p>
          </table:table-cell>
          <table:table-cell table:style-name="ce4" office:value-type="string">
            <text:p>Empowering Visual Categorization with the GPU</text:p>
          </table:table-cell>
          <table:table-cell/>
          <table:table-cell table:style-name="ce4" office:value-type="string">
            <text:p>http://www.science.uva.nl/research/publications/2011/vandeSandeITM2011/visualcategorizationgpu_doublecolumn.pd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urie2005creating</text:p>
          </table:table-cell>
          <table:table-cell table:style-name="ce4" office:value-type="string">
            <text:p>Creating Efﬁcient Codebooks for Visual Recognition</text:p>
          </table:table-cell>
          <table:table-cell/>
          <table:table-cell table:style-name="ce4" office:value-type="string">
            <text:p>https://jurie.users.greyc.fr/papers/05-jurie-triggs-iccv.pd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i2010investigating</text:p>
          </table:table-cell>
          <table:table-cell table:style-name="ce4" office:value-type="string">
            <text:p>Investigating the bag-of-words method for 3D shape retrieval,</text:p>
          </table:table-cell>
          <table:table-cell/>
          <table:table-cell table:style-name="ce4" office:value-type="string">
            <text:p>http://www.itl.nist.gov/iad/vug/sharp/Publications/LIBOW2010.pdf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toldo2009bag</text:p>
          </table:table-cell>
          <table:table-cell table:style-name="ce4" office:value-type="string">
            <text:p>A bag of words approach for 3D object categorization,</text:p>
          </table:table-cell>
          <table:table-cell/>
          <table:table-cell table:style-name="ce4" office:value-type="string">
            <text:p>http://www.toldo.info/roberto/papers/Mirage09.pdf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ynolds2009gaussian</text:p>
          </table:table-cell>
          <table:table-cell table:style-name="ce4" office:value-type="string">
            <text:p>Gaussian Mixture Models</text:p>
          </table:table-cell>
          <table:table-cell/>
          <table:table-cell table:style-name="ce4" office:value-type="string">
            <text:p>http://llwebprod2.ll.mit.edu/mission/cybersec/publications/publication-files/full_papers/0802_Reynolds_Biometrics-GMM.pd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owe1999object</text:p>
          </table:table-cell>
          <table:table-cell table:style-name="ce4" office:value-type="string">
            <text:p>Object Recognition from Local Scale-Invariant Features</text:p>
          </table:table-cell>
          <table:table-cell/>
          <table:table-cell table:style-name="ce4" office:value-type="string">
            <text:p>http://www.cs.ubc.ca/~lowe/papers/iccv99.pd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in2010data</text:p>
          </table:table-cell>
          <table:table-cell table:style-name="ce4" office:value-type="string">
            <text:p>Data clustering: 50 years beyond K-means</text:p>
          </table:table-cell>
          <table:table-cell/>
          <table:table-cell table:style-name="ce4" office:value-type="string">
            <text:p>http://biometrics.cse.msu.edu/Publications/GeneralPRIP/JainDataClustering_PRL09.pdf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covanner20073</text:p>
          </table:table-cell>
          <table:table-cell table:style-name="ce4" office:value-type="string">
            <text:p>A 3-Dimensional SIFT Descriptor and its Application to</text:p>
            <text:p>Action Recognition</text:p>
          </table:table-cell>
          <table:table-cell/>
          <table:table-cell table:style-name="ce4" office:value-type="string">
            <text:p>http://www.cs.cmu.edu/~saada/Publications/2007_ACMMM_3DSIFT.pdf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ohbuchi2008accelerating</text:p>
          </table:table-cell>
          <table:table-cell office:value-type="string">
            <text:p>Accelerating Bag-of-Features SIFT Algorithm </text:p>
            <text:p>for 3D Model Retrieval</text:p>
          </table:table-cell>
          <table:table-cell office:value-type="string">
            <text:p>SiftGPU and some lightweight c++ sift impl in references</text:p>
          </table:table-cell>
          <table:table-cell office:value-type="string">
            <text:p>http://www.kki.yamanashi.ac.jp/~ohbuchi/research/SAMT09_S-3D_accelerating_BF-SIFT.pdf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tangelder2008survey</text:p>
          </table:table-cell>
          <table:table-cell office:value-type="string">
            <text:p>A Survey of Content Based 3D Shape Retrieval Methods</text:p>
          </table:table-cell>
          <table:table-cell/>
          <table:table-cell office:value-type="string">
            <text:p>http://igitur-archive.library.uu.nl/math/2007-0302-200610/veltkamp_04_survey.pdf</text:p>
          </table:table-cell>
          <table:table-cell table:number-columns-repeated="3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4">00.00.0000</text:date>, <text:time style:data-style-name="N2" text:time-value="0000-00-00T21:57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Kosiorek</meta:initial-creator>
    <meta:creation-date>2013-07-04T21:11:16</meta:creation-date>
    <dc:date>2013-07-04T21:59:00</dc:date>
    <dc:creator>Adam Kosiorek</dc:creator>
    <meta:editing-duration>PT11M15S</meta:editing-duration>
    <meta:editing-cycles>3</meta:editing-cycles>
    <meta:generator>LibreOffice/4.0.2.2$Linux_X86_64 LibreOffice_project/400m0$Build-2</meta:generator>
    <meta:document-statistic meta:table-count="1" meta:cell-count="38" meta:object-count="0"/>
  </office:meta>
</office:document-meta>
</file>